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4.064cm" svg:height="1.905cm" svg:x="8.493cm" svg:y="1.762cm">
          <text:p text:style-name="P1">Select</text:p>
        </draw:rect>
        <draw:ellipse draw:style-name="gr1" draw:text-style-name="P1" xml:id="id3" draw:id="id3" draw:layer="layout" svg:width="4.572cm" svg:height="2.54cm" svg:x="2.778cm" svg:y="4.683cm">
          <text:p text:style-name="P1">AI</text:p>
        </draw:ellipse>
        <draw:ellipse draw:style-name="gr1" draw:text-style-name="P1" xml:id="id2" draw:id="id2" draw:layer="layout" svg:width="4.699cm" svg:height="2.667cm" svg:x="13.319cm" svg:y="4.81cm">
          <text:p text:style-name="P1">Player</text:p>
        </draw:ellipse>
        <draw:connector draw:style-name="gr2" draw:text-style-name="P1" draw:layer="layout" svg:x1="12.557cm" svg:y1="2.714cm" svg:x2="15.668cm" svg:y2="4.81cm" draw:start-shape="id1" draw:start-glue-point="1" draw:end-shape="id2" svg:d="M12557 2714h3111v2096">
          <text:p/>
        </draw:connector>
        <draw:connector draw:style-name="gr2" draw:text-style-name="P1" draw:layer="layout" svg:x1="8.493cm" svg:y1="2.714cm" svg:x2="5.064cm" svg:y2="4.683cm" draw:start-shape="id1" draw:start-glue-point="3" draw:end-shape="id3" draw:end-glue-point="0" svg:d="M8493 2714h-3429v1969">
          <text:p/>
        </draw:connector>
        <draw:rect draw:style-name="gr1" draw:text-style-name="P1" xml:id="id5" draw:id="id5" draw:layer="layout" svg:width="5.08cm" svg:height="5.588cm" svg:x="9.509cm" svg:y="11.287cm">
          <text:p text:style-name="P1">Game</text:p>
        </draw:rect>
        <draw:ellipse draw:style-name="gr1" draw:text-style-name="P1" xml:id="id4" draw:id="id4" draw:layer="layout" svg:width="3.302cm" svg:height="2.413cm" svg:x="15.605cm" svg:y="8.747cm">
          <text:p text:style-name="P1">Boolean </text:p>
          <text:p text:style-name="P1">false</text:p>
        </draw:ellipse>
        <draw:ellipse draw:style-name="gr1" draw:text-style-name="P1" xml:id="id6" draw:id="id6" draw:layer="layout" svg:width="2.54cm" svg:height="2.413cm" svg:x="3.921cm" svg:y="8.874cm">
          <text:p text:style-name="P1">Boolean</text:p>
          <text:p text:style-name="P1">true</text:p>
        </draw:ellipse>
        <draw:frame draw:style-name="gr3" draw:layer="layout" svg:width="0.82cm" svg:height="0.963cm" svg:x="13.827cm" svg:y="2.016cm">
          <draw:text-box>
            <text:p>if</text:p>
          </draw:text-box>
        </draw:frame>
        <draw:frame draw:style-name="gr3" draw:layer="layout" svg:width="0.82cm" svg:height="0.963cm" svg:x="6.461cm" svg:y="1.889cm">
          <draw:text-box>
            <text:p>if</text:p>
          </draw:text-box>
        </draw:frame>
        <draw:connector draw:style-name="gr2" draw:text-style-name="P1" draw:layer="layout" svg:x1="18.018cm" svg:y1="6.143cm" svg:x2="18.907cm" svg:y2="9.953cm" draw:start-shape="id2" draw:start-glue-point="1" draw:end-shape="id4" draw:end-glue-point="1" svg:d="M18018 6143h1390v3810h-501">
          <text:p/>
        </draw:connector>
        <draw:connector draw:style-name="gr2" draw:text-style-name="P1" draw:layer="layout" svg:x1="17.256cm" svg:y1="11.16cm" svg:x2="14.589cm" svg:y2="14.081cm" draw:start-shape="id4" draw:start-glue-point="2" draw:end-shape="id5" svg:d="M17256 11160v2921h-2667">
          <text:p/>
        </draw:connector>
        <draw:connector draw:style-name="gr2" draw:text-style-name="P1" draw:layer="layout" svg:x1="5.064cm" svg:y1="7.223cm" svg:x2="5.191cm" svg:y2="8.874cm" draw:start-shape="id3" draw:start-glue-point="2" draw:end-shape="id6" draw:end-glue-point="0" svg:d="M5064 7223v826h127v825">
          <text:p/>
        </draw:connector>
        <draw:connector draw:style-name="gr2" draw:text-style-name="P1" draw:layer="layout" svg:x1="5.191cm" svg:y1="11.287cm" svg:x2="9.509cm" svg:y2="14.081cm" draw:start-shape="id6" draw:start-glue-point="2" draw:end-shape="id5" svg:d="M5191 11287v2794h43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dy murrer</meta:initial-creator>
    <meta:creation-date>2018-10-03T18:57:00.55</meta:creation-date>
    <dc:date>2018-10-03T18:59:50.08</dc:date>
    <dc:creator>cody murrer</dc:creator>
    <meta:editing-duration>PT2M49S</meta:editing-duration>
    <meta:editing-cycles>1</meta:editing-cycles>
    <meta:document-statistic meta:object-count="14"/>
    <meta:generator>OpenOffice/4.1.5$Win32 OpenOffice.org_project/415m1$Build-9789</meta:generator>
  </office:meta>
</office:document-meta>
</file>